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6.302cm" style:use-optimal-column-width="false"/>
    </style:style>
    <style:style style:name="ro1" style:family="table-row">
      <style:table-row-properties style:row-height="2.126cm"/>
    </style:style>
    <style:style style:name="ro2" style:family="table-row">
      <style:table-row-properties style:row-height="2.13cm"/>
    </style:style>
    <style:style style:name="ro3" style:family="table-row">
      <style:table-row-properties style:row-height="2.155cm"/>
    </style:style>
    <style:style style:name="ro4" style:family="table-row">
      <style:table-row-properties style:row-height="2.158cm"/>
    </style:style>
    <style:style style:name="ro5" style:family="table-row">
      <style:table-row-properties style:row-height="2.15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8. 3. 2017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Některé pokus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kus o lepší opravu readů</text:p>
                <text:list>
                  <text:list-item>
                    <text:p>Pokusy o detekci chybných insercí a delecí (jednobázových)</text:p>
                  </text:list-item>
                  <text:list-item>
                    <text:p>Neprodukovalo dobré výsledky (možná se nepodařilo dostatečně dobře odladit)</text:p>
                  </text:list-item>
                </text:list>
              </text:list-item>
              <text:list-item>
                <text:p>Porovnávání na velkých datech (rpti Fermi a GATK)</text:p>
                <text:list>
                  <text:list-item>
                    <text:p>Po lehké úravě parametrů dosaženo lepších výsledků (k = 41, vyšší prahové hodnoty… ještě vyšší k již zřejmě nevhodné)</text:p>
                  </text:list-item>
                  <text:list-item>
                    <text:p>Porovnáváno se stáhnutými VCF</text:p>
                    <text:list>
                      <text:list-item>
                        <text:p>U malých dat porovnávám s VCF vytvořeným při běhu fermikitu na jednotlivé intervaly</text:p>
                      </text:list-item>
                    </text:list>
                  </text:list-item>
                </text:list>
              </text:list-item>
              <text:list-item>
                <text:p>Testy s ustřiženými konci readů</text:p>
                <text:list>
                  <text:list-item>
                    <text:p>O něco menší počet true positives</text:p>
                  </text:list-item>
                  <text:list-item>
                    <text:p>Výraznější snížení false posi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rovnání (malá data, fermi)</text:p>
          </draw:text-box>
        </draw:frame>
        <draw:frame draw:style-name="standard" draw:layer="layout" svg:width="25.198cm" svg:height="14.8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Minule</text:p>
              </table:table-cell>
              <table:table-cell>
                <text:p>Nyní</text:p>
              </table:table-cell>
            </table:table-row>
            <table:table-row table:style-name="ro1" table:default-cell-style-name="gray2">
              <table:table-cell>
                <text:p>SNP true positives</text:p>
              </table:table-cell>
              <table:table-cell>
                <text:p>783</text:p>
              </table:table-cell>
              <table:table-cell>
                <text:p>845</text:p>
              </table:table-cell>
            </table:table-row>
            <table:table-row table:style-name="ro1" table:default-cell-style-name="gray1">
              <table:table-cell>
                <text:p>SNP false negatives</text:p>
              </table:table-cell>
              <table:table-cell>
                <text:p>230</text:p>
              </table:table-cell>
              <table:table-cell>
                <text:p>167</text:p>
              </table:table-cell>
            </table:table-row>
            <table:table-row table:style-name="ro1" table:default-cell-style-name="gray2">
              <table:table-cell>
                <text:p>SNP false positives</text:p>
              </table:table-cell>
              <table:table-cell>
                <text:p>82</text:p>
              </table:table-cell>
              <table:table-cell>
                <text:p>50</text:p>
              </table:table-cell>
            </table:table-row>
            <table:table-row table:style-name="ro1" table:default-cell-style-name="gray1">
              <table:table-cell>
                <text:p>INDEL true positives</text:p>
              </table:table-cell>
              <table:table-cell>
                <text:p>1001</text:p>
              </table:table-cell>
              <table:table-cell>
                <text:p>1061</text:p>
              </table:table-cell>
            </table:table-row>
            <table:table-row table:style-name="ro1" table:default-cell-style-name="gray2">
              <table:table-cell>
                <text:p>INDEL false negatives</text:p>
              </table:table-cell>
              <table:table-cell>
                <text:p>128</text:p>
              </table:table-cell>
              <table:table-cell>
                <text:p>65</text:p>
              </table:table-cell>
            </table:table-row>
            <table:table-row table:style-name="ro2" table:default-cell-style-name="gray1">
              <table:table-cell>
                <text:p>INDEL true positives</text:p>
              </table:table-cell>
              <table:table-cell>
                <text:p>110</text:p>
              </table:table-cell>
              <table:table-cell>
                <text:p>10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ziční porovnání (velká data, fermi)</text:p>
          </draw:text-box>
        </draw:frame>
        <draw:frame draw:style-name="standard" draw:layer="layout" svg:width="25.198cm" svg:height="15.088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/>
              <table:table-cell>
                <text:p>Můj algoritmus (ustřižené ready)</text:p>
              </table:table-cell>
              <table:table-cell>
                <text:p>Můj algoritmus</text:p>
              </table:table-cell>
              <table:table-cell>
                <text:p>GATK</text:p>
              </table:table-cell>
            </table:table-row>
            <table:table-row table:style-name="ro4" table:default-cell-style-name="gray2">
              <table:table-cell>
                <text:p>SNP true positives</text:p>
              </table:table-cell>
              <table:table-cell>
                <text:p>42338</text:p>
              </table:table-cell>
              <table:table-cell>
                <text:p>42380</text:p>
              </table:table-cell>
              <table:table-cell>
                <text:p>45339</text:p>
              </table:table-cell>
            </table:table-row>
            <table:table-row table:style-name="ro3" table:default-cell-style-name="gray1">
              <table:table-cell>
                <text:p>SNP false negatives</text:p>
              </table:table-cell>
              <table:table-cell>
                <text:p>3386</text:p>
              </table:table-cell>
              <table:table-cell>
                <text:p>3344</text:p>
              </table:table-cell>
              <table:table-cell>
                <text:p>385</text:p>
              </table:table-cell>
            </table:table-row>
            <table:table-row table:style-name="ro3" table:default-cell-style-name="gray2">
              <table:table-cell>
                <text:p>SNP false positives</text:p>
              </table:table-cell>
              <table:table-cell>
                <text:p>3687</text:p>
              </table:table-cell>
              <table:table-cell>
                <text:p>4043</text:p>
              </table:table-cell>
              <table:table-cell>
                <text:p>5432</text:p>
              </table:table-cell>
            </table:table-row>
            <table:table-row table:style-name="ro3" table:default-cell-style-name="gray1">
              <table:table-cell>
                <text:p>INDEL true positives</text:p>
              </table:table-cell>
              <table:table-cell>
                <text:p>6870</text:p>
              </table:table-cell>
              <table:table-cell>
                <text:p>6929</text:p>
              </table:table-cell>
              <table:table-cell>
                <text:p>7387</text:p>
              </table:table-cell>
            </table:table-row>
            <table:table-row table:style-name="ro3" table:default-cell-style-name="gray2">
              <table:table-cell>
                <text:p>INDEL false negatives</text:p>
              </table:table-cell>
              <table:table-cell>
                <text:p>767</text:p>
              </table:table-cell>
              <table:table-cell>
                <text:p>708</text:p>
              </table:table-cell>
              <table:table-cell>
                <text:p>250</text:p>
              </table:table-cell>
            </table:table-row>
            <table:table-row table:style-name="ro5" table:default-cell-style-name="gray1">
              <table:table-cell>
                <text:p>INDEL false positives</text:p>
              </table:table-cell>
              <table:table-cell>
                <text:p>4646</text:p>
              </table:table-cell>
              <table:table-cell>
                <text:p>5178</text:p>
              </table:table-cell>
              <table:table-cell>
                <text:p>311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ziční porovnání (velká data, gatk)</text:p>
          </draw:text-box>
        </draw:frame>
        <draw:frame draw:style-name="standard" draw:layer="layout" svg:width="18.896cm" svg:height="15.088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gray3">
              <table:table-cell/>
              <table:table-cell>
                <text:p>Můj algoritmus (ustřižené ready)</text:p>
              </table:table-cell>
              <table:table-cell>
                <text:p>Můj algoritmus</text:p>
              </table:table-cell>
            </table:table-row>
            <table:table-row table:style-name="ro4" table:default-cell-style-name="gray2">
              <table:table-cell>
                <text:p>SNP true positives</text:p>
              </table:table-cell>
              <table:table-cell>
                <text:p>44984</text:p>
              </table:table-cell>
              <table:table-cell>
                <text:p>45141</text:p>
              </table:table-cell>
            </table:table-row>
            <table:table-row table:style-name="ro3" table:default-cell-style-name="gray1">
              <table:table-cell>
                <text:p>SNP false negatives</text:p>
              </table:table-cell>
              <table:table-cell>
                <text:p>5689</text:p>
              </table:table-cell>
              <table:table-cell>
                <text:p>5532</text:p>
              </table:table-cell>
            </table:table-row>
            <table:table-row table:style-name="ro3" table:default-cell-style-name="gray2">
              <table:table-cell>
                <text:p>SNP false positives</text:p>
              </table:table-cell>
              <table:table-cell>
                <text:p>963</text:p>
              </table:table-cell>
              <table:table-cell>
                <text:p>1233</text:p>
              </table:table-cell>
            </table:table-row>
            <table:table-row table:style-name="ro3" table:default-cell-style-name="gray1">
              <table:table-cell>
                <text:p>INDEL true positives</text:p>
              </table:table-cell>
              <table:table-cell>
                <text:p>9387</text:p>
              </table:table-cell>
              <table:table-cell>
                <text:p>9533</text:p>
              </table:table-cell>
            </table:table-row>
            <table:table-row table:style-name="ro3" table:default-cell-style-name="gray2">
              <table:table-cell>
                <text:p>INDEL false negatives</text:p>
              </table:table-cell>
              <table:table-cell>
                <text:p>1580</text:p>
              </table:table-cell>
              <table:table-cell>
                <text:p>1434</text:p>
              </table:table-cell>
            </table:table-row>
            <table:table-row table:style-name="ro5" table:default-cell-style-name="gray1">
              <table:table-cell>
                <text:p>INDEL false positives</text:p>
              </table:table-cell>
              <table:table-cell>
                <text:p>2316</text:p>
              </table:table-cell>
              <table:table-cell>
                <text:p>276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ějaké to ZO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884091 ALT</text:p>
                <text:list>
                  <text:list-item>
                    <text:p>Já: G (SNP)</text:p>
                  </text:list-item>
                  <text:list-item>
                    <text:p>Fermi: (inserce)</text:p>
                    <text:list>
                      <text:list-item>
                        <text:p>CACCCTGGTCCCCCTGGTCCCTTTGGCCCTGCACCTGGCTGG</text:p>
                      </text:list-item>
                    </text:list>
                  </text:list-item>
                </text:list>
              </text:list-item>
              <text:list-item>
                <text:p>Část odpovídající konci inserce vypadá nepokrytá ready a prvních 14 bází vložené sekvence se shoduje s referencí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Nějaké to ZOO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964840</text:p>
                <text:list>
                  <text:list-item>
                    <text:p>Fermi: T → C (SNP)</text:p>
                  </text:list-item>
                  <text:list-item>
                    <text:p>Já: ve VCF se nevyskytuje</text:p>
                  </text:list-item>
                </text:list>
              </text:list-item>
              <text:list-item>
                <text:p>Varianta se ale vyskytuje v DB grafu, zřejmě díky nějaké chybě není později integrována do výsledného VCF. Tato varianta byla získána pomocí SSW při rozbíjení „varianty“ o délce 100 bazí</text:p>
              </text:list-item>
              <text:list-item>
                <text:p>SNP na 964848 je ale správně detekováno (shoda sFermi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ějaké to ZOO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977133</text:p>
                <text:list>
                  <text:list-item>
                    <text:p>Fermi G → A (SNP)</text:p>
                  </text:list-item>
                </text:list>
              </text:list-item>
              <text:list-item>
                <text:p>Nevyskytuje se v DB grafu. V něm se vyskytují hrany s podprahovou cenou, které mohou nasvědčovat, že kolem této pozice se něco vyskytuje, ale spíše indikují delec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Nějaké to ZOO 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977203</text:p>
                <text:list>
                  <text:list-item>
                    <text:p>Fermi: <text:s/>(SNP)</text:p>
                  </text:list-item>
                </text:list>
              </text:list-item>
              <text:list-item>
                <text:p>Detekována 48bázová delece na pozici 977156 }977190 před normalizací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Nějaké to ZOO 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899419</text:p>
                <text:list>
                  <text:list-item>
                    <text:p>Fermi: AAGAATGAG (inserce)</text:p>
                  </text:list-item>
                </text:list>
              </text:list-item>
              <text:list-item>
                <text:p>V DB grafu toto místo pokrývají dvě delší „varianty“, které jsou rozbíjeny na menší kousky prostřednictvím SSW.</text:p>
              </text:list-item>
              <text:list-item>
                <text:p>Bude třeba se podívat přímo obě sekvence této varianty, zda neskrývají něco na pozici 189941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Závěry z prozatimního zkoumání odlišnost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erce, jejíž delší počáteční úsek se shoduje z referencí na dané pozici, nemusí být detekována, pokud daný úsek není celý dobře pokryt</text:p>
              </text:list-item>
              <text:list-item>
                <text:p>Varianty v DB grafu se nemusejí dostat do výsledného VCF, i když (z grafu) vypadají dobře pokryté</text:p>
              </text:list-item>
              <text:list-item>
                <text:p>SSW rozbíjející delší varianty na menší může být problém (možná chyba v něm, ideální by bylo vyzkoušet alternativní a dobře fungující řešení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3:19:44.089000000</meta:creation-date>
    <dc:date>2017-03-08T15:50:15.516000000</dc:date>
    <meta:editing-duration>PT2H14M24S</meta:editing-duration>
    <meta:editing-cycles>35</meta:editing-cycles>
    <meta:generator>LibreOffice/5.1.5.2$Windows_x86 LibreOffice_project/7a864d8825610a8c07cfc3bc01dd4fce6a9447e5</meta:generator>
    <meta:document-statistic meta:object-count="65"/>
  </office:meta>
</office:document-meta>
</file>